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_20_Dot" svg:stroke-width="0.051cm" svg:stroke-color="#000000" draw:marker-start-width="0.279cm" draw:marker-end="Arrowheads_20_1" draw:marker-end-width="0.33cm" draw:fill="none" draw:fill-color="#729fcf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552cm" fo:min-width="0.282cm" loext:decorative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553cm" fo:min-width="0.28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552cm" fo:min-width="0.281cm" loext:decorative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553cm" fo:min-width="0.282cm" loext:decorative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51cm" fo:min-width="0.283cm" loext:decorative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551cm" fo:min-width="0.282cm" loext:decorative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52cm" fo:min-width="0.283cm" loext:decorative="false"/>
      <style:paragraph-properties style:writing-mode="lr-tb"/>
    </style:style>
    <style:style style:name="gr9" style:family="graphic" style:parent-style-name="objectwithoutfill">
      <style:graphic-properties draw:stroke="solid" draw:stroke-dash="Double_20_Dash_20_Dot" svg:stroke-width="0.051cm" svg:stroke-color="#000000" draw:marker-start-width="0.279cm" draw:marker-end="Arrowheads_20_1" draw:marker-end-width="0.33cm" draw:fill="none" draw:fill-color="#000000" draw:textarea-vertical-align="middle" fo:padding-top="0.151cm" fo:padding-bottom="0.151cm" fo:padding-left="0.276cm" fo:padding-right="0.276cm" draw:shadow-offset-x="0.203cm" draw:shadow-offset-y="0.2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9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11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6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4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3cm" fo:min-width="0cm" loext:decorative="false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="Triangle" draw:marker-start-width="0.279cm" draw:marker-end="Triangle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draw:fill="none" fo:min-height="12.211cm" loext:decorative="false"/>
      <style:paragraph-properties style:writing-mode="lr-tb"/>
    </style:style>
    <style:style style:name="gr19" style:family="graphic" style:parent-style-name="objectwithoutfill">
      <style:graphic-properties svg:stroke-width="0.051cm" svg:stroke-color="#3465a4" draw:marker-start-width="0.279cm" draw:marker-end="Arrow" draw:marker-end-width="0.381cm" draw:fill="none" draw:fill-color="#729fcf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729fcf"/>
      <style:paragraph-properties fo:text-align="center"/>
      <style:text-properties fo:color="#000000" loext:opacity="100%" fo:font-size="26pt" fo:background-color="#999999"/>
    </style:style>
    <style:style style:name="P2" style:family="paragraph">
      <loext:graphic-properties draw:fill-color="#000000"/>
      <style:paragraph-properties fo:text-align="center"/>
      <style:text-properties fo:color="#000000" loext:opacity="100%"/>
    </style:style>
    <style:style style:name="P3" style:family="paragraph">
      <style:paragraph-properties fo:text-align="center"/>
      <style:text-properties fo:color="#000000" loext:opacity="100%" style:font-name="LM Mono 10" fo:font-size="10pt" fo:background-color="#ffffff"/>
    </style:style>
    <style:style style:name="P4" style:family="paragraph">
      <loext:graphic-properties draw:fill-color="#000000"/>
      <style:paragraph-properties fo:text-align="center" style:writing-mode="lr-tb"/>
      <style:text-properties fo:color="#000000" loext:opacity="100%" style:font-name="LM Mono 10" fo:font-size="10pt" fo:background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loext:graphic-properties draw:fill="none" draw:fill-color="#000000"/>
      <style:paragraph-properties fo:text-align="center"/>
      <style:text-properties fo:color="#000000" loext:opacity="100%" fo:font-size="26pt" fo:background-color="#999999"/>
    </style:style>
    <style:style style:name="P7" style:family="paragraph">
      <loext:graphic-properties draw:fill="none"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loext:tab-stop-distance="0cm">
        <style:tab-stops/>
      </style:paragraph-properties>
    </style:style>
    <style:style style:name="P10" style:family="paragraph">
      <loext:graphic-properties draw:fill="none"/>
      <style:paragraph-properties fo:text-align="center" loext:tab-stop-distance="0cm">
        <style:tab-stops/>
      </style:paragraph-properties>
      <style:text-properties fo:font-size="14pt"/>
    </style:style>
    <style:style style:name="P11" style:family="paragraph">
      <loext:graphic-properties draw:fill="none" draw:fill-color="#729fcf"/>
      <style:paragraph-properties fo:text-align="center"/>
    </style:style>
    <style:style style:name="T1" style:family="text">
      <style:text-properties fo:color="#000000" loext:opacity="100%" style:font-name="LM Mono 10" fo:font-size="10pt" fo:background-color="#ffffff"/>
    </style:style>
    <style:style style:name="T2" style:family="text">
      <style:text-properties fo:font-size="20pt"/>
    </style:style>
    <style:style style:name="T3" style:family="text">
      <style:text-properties style:text-position="sub 58%" fo:font-size="20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727cm" svg:y1="11.277cm" svg:x2="7.198cm" svg:y2="10.14cm" draw:end-shape="id1" draw:end-glue-point="6" svg:d="M3727 11277l3471-1137" svg:viewBox="0 0 3472 1138">
          <text:p/>
        </draw:connector>
        <draw:connector draw:style-name="gr1" draw:text-style-name="P1" draw:layer="layout" draw:type="line" svg:x1="5.761cm" svg:y1="8.1cm" svg:x2="8.374cm" svg:y2="6.606cm" draw:start-shape="id2" draw:start-glue-point="11" draw:end-shape="id3" draw:end-glue-point="7" svg:d="M5761 8100l2613-1494" svg:viewBox="0 0 2614 1495">
          <text:p/>
        </draw:connector>
        <draw:custom-shape draw:style-name="gr2" draw:text-style-name="P2" draw:layer="layout" svg:width="1.104cm" svg:height="1.132cm" svg:x="2.898cm" svg:y="1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104cm" svg:height="1.135cm" svg:x="4.818cm" svg:y="7.934cm">
          <text:p text:style-name="P3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103cm" svg:height="1.132cm" svg:x="8.213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.104cm" svg:height="1.135cm" svg:x="7.198cm" svg:y="9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1.105cm" svg:height="1.131cm" svg:x="10.869cm" svg:y="11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1.104cm" svg:height="1.131cm" svg:x="6.563cm" svg:y="14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1.105cm" svg:height="1.134cm" svg:x="10.769cm" svg:y="7.827cm"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155cm" svg:y1="6.606cm" svg:x2="10.93cm" svg:y2="7.993cm" draw:start-shape="id3" draw:start-glue-point="9" draw:end-shape="id4" draw:end-glue-point="5" svg:d="M9155 6606l1775 1387" svg:viewBox="0 0 1776 1388">
          <text:p/>
        </draw:connector>
        <draw:connector draw:style-name="gr9" draw:text-style-name="P6" draw:layer="layout" draw:type="line" svg:x1="11.322cm" svg:y1="8.961cm" svg:x2="11.422cm" svg:y2="11.04cm" draw:start-shape="id4" draw:start-glue-point="8" draw:end-shape="id5" draw:end-glue-point="4" svg:d="M11322 8961l100 2079" svg:viewBox="0 0 101 2080">
          <text:p/>
        </draw:connector>
        <draw:connector draw:style-name="gr1" draw:text-style-name="P1" draw:layer="layout" draw:type="line" svg:x1="3.727cm" svg:y1="11.277cm" svg:x2="6.563cm" svg:y2="15.04cm" draw:end-shape="id6" draw:end-glue-point="6" svg:d="M3727 11277l2836 3763" svg:viewBox="0 0 2837 3764">
          <text:p/>
        </draw:connector>
        <draw:connector draw:style-name="gr9" draw:text-style-name="P6" draw:layer="layout" draw:type="line" svg:x1="7.115cm" svg:y1="14.474cm" svg:x2="7.75cm" svg:y2="10.707cm" draw:start-shape="id6" draw:start-glue-point="4" draw:end-shape="id1" draw:end-glue-point="8" svg:d="M7115 14474l635-3767" svg:viewBox="0 0 636 3768">
          <text:p/>
        </draw:connector>
        <draw:connector draw:style-name="gr1" draw:text-style-name="P1" draw:layer="layout" draw:type="line" svg:x1="10.869cm" svg:y1="11.606cm" svg:x2="8.302cm" svg:y2="10.14cm" draw:start-shape="id5" draw:start-glue-point="6" draw:end-shape="id1" draw:end-glue-point="10" svg:d="M10869 11606l-2567-1466" svg:viewBox="0 0 2568 1467">
          <text:p/>
        </draw:connector>
        <draw:connector draw:style-name="gr9" draw:text-style-name="P6" draw:layer="layout" draw:type="line" svg:x1="6.724cm" svg:y1="14.639cm" svg:x2="5.761cm" svg:y2="8.903cm" draw:start-shape="id6" draw:start-glue-point="5" draw:end-shape="id2" draw:end-glue-point="9" svg:d="M6724 14639l-963-5736" svg:viewBox="0 0 964 5737">
          <text:p/>
        </draw:connector>
        <draw:frame draw:style-name="gr10" draw:text-style-name="P7" draw:layer="layout" svg:width="2.42cm" svg:height="4.829cm" svg:x="3.987cm" svg:y="6.253cm">
          <draw:text-box>
            <text:p><text:span text:style-name="T2">V</text:span><text:span text:style-name="T3">0</text:span></text:p>
          </draw:text-box>
        </draw:frame>
        <draw:frame draw:style-name="gr11" draw:text-style-name="P7" draw:layer="layout" svg:width="1.936cm" svg:height="3.861cm" svg:x="2.112cm" svg:y="10.653cm">
          <draw:text-box>
            <text:p><text:span text:style-name="T2">V</text:span><text:span text:style-name="T3">1</text:span></text:p>
          </draw:text-box>
        </draw:frame>
        <draw:frame draw:style-name="gr12" draw:text-style-name="P7" draw:layer="layout" svg:width="2.42cm" svg:height="2.289cm" svg:x="7.032cm" svg:y="4.492cm">
          <draw:text-box>
            <text:p><text:span text:style-name="T2">V</text:span><text:span text:style-name="T3">6</text:span></text:p>
          </draw:text-box>
        </draw:frame>
        <draw:frame draw:style-name="gr13" draw:text-style-name="P7" draw:layer="layout" svg:width="1.817cm" svg:height="1.825cm" svg:x="11.295cm" svg:y="6.362cm">
          <draw:text-box>
            <text:p><text:span text:style-name="T2">V</text:span><text:span text:style-name="T3">3</text:span></text:p>
          </draw:text-box>
        </draw:frame>
        <draw:frame draw:style-name="gr14" draw:text-style-name="P7" draw:layer="layout" svg:width="2.42cm" svg:height="1.972cm" svg:x="6.517cm" svg:y="7.918cm">
          <draw:text-box>
            <text:p><text:span text:style-name="T2">V</text:span><text:span text:style-name="T3">4</text:span></text:p>
          </draw:text-box>
        </draw:frame>
        <draw:frame draw:style-name="gr15" draw:text-style-name="P7" draw:layer="layout" svg:width="1.817cm" svg:height="3.624cm" svg:x="10.525cm" svg:y="11.346cm">
          <draw:text-box>
            <text:p><text:span text:style-name="T2">V</text:span><text:span text:style-name="T3">5</text:span></text:p>
          </draw:text-box>
        </draw:frame>
        <draw:frame draw:style-name="gr16" draw:text-style-name="P7" draw:layer="layout" svg:width="1.693cm" svg:height="3.293cm" svg:x="5.445cm" svg:y="13.582cm">
          <draw:text-box>
            <text:p><text:span text:style-name="T2">V</text:span><text:span text:style-name="T3">2</text:span></text:p>
          </draw:text-box>
        </draw:frame>
        <draw:line draw:style-name="gr17" draw:text-style-name="P8" draw:layer="layout" svg:x1="5.077cm" svg:y1="8.696cm" svg:x2="3.625cm" svg:y2="10.557cm">
          <text:p/>
        </draw:line>
        <draw:frame draw:style-name="gr18" draw:text-style-name="P10" draw:layer="layout" svg:width="6.267cm" svg:height="12.461cm" svg:x="12.43cm" svg:y="3.54cm">
          <draw:text-box>
            <text:p text:style-name="P9"><text:span text:style-name="T4"><text:s text:c="7"/></text:span><text:span text:style-name="T4">Edge <text:s/>Dist <text:s text:c="2"/>Cost</text:span></text:p>
            <text:p text:style-name="P9"><text:span text:style-name="T4"><text:s text:c="8"/></text:span><text:span text:style-name="T4">0-1 <text:s text:c="2"/>10.45 <text:s/>1.50</text:span></text:p>
            <text:p text:style-name="P9"><text:span text:style-name="T4"><text:s text:c="8"/></text:span><text:span text:style-name="T4">0-6 <text:s text:c="2"/>13.57 <text:s/>1.80</text:span></text:p>
            <text:p text:style-name="P9"><text:span text:style-name="T4"><text:s text:c="8"/></text:span><text:span text:style-name="T4">1-2 <text:s text:c="2"/>18.83 <text:s/>2.00</text:span></text:p>
            <text:p text:style-name="P9"><text:span text:style-name="T4"><text:s text:c="8"/></text:span><text:span text:style-name="T4">1-4 <text:s text:c="2"/>14.23 <text:s/>3.00</text:span></text:p>
            <text:p text:style-name="P9"><text:span text:style-name="T4"><text:s text:c="8"/></text:span><text:span text:style-name="T4">2-0 <text:s text:c="2"/>43.67 <text:s/>1.20</text:span></text:p>
            <text:p text:style-name="P9"><text:span text:style-name="T4"><text:s text:c="8"/></text:span><text:span text:style-name="T4">2-4 <text:s text:c="2"/>27.93 <text:s/>1.30</text:span></text:p>
            <text:p text:style-name="P9"><text:span text:style-name="T4"><text:s text:c="9"/></text:span><text:span text:style-name="T4">3-5 <text:s text:c="2"/>47.33 <text:s/>1.00</text:span></text:p>
            <text:p text:style-name="P9"><text:span text:style-name="T4"><text:s text:c="9"/></text:span><text:span text:style-name="T4">4-3 <text:s text:c="2"/>29.27 <text:s/>3.30</text:span></text:p>
            <text:p text:style-name="P9"><text:span text:style-name="T4"><text:s text:c="9"/></text:span><text:span text:style-name="T4">5-4 <text:s text:c="2"/>57.69 <text:s/>1.00</text:span></text:p>
            <text:p text:style-name="P9"><text:span text:style-name="T4"><text:s text:c="10"/></text:span><text:span text:style-name="T4">6 -3 <text:s text:c="2"/>33.31 <text:s/>1.60</text:span></text:p>
          </draw:text-box>
        </draw:frame>
        <draw:line draw:style-name="gr19" draw:text-style-name="P11" draw:layer="layout" svg:x1="7.985cm" svg:y1="9.89cm" svg:x2="10.842cm" svg:y2="8.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6:56:23.967856052</meta:creation-date>
    <dc:date>2026-03-25T22:04:54.411608747</dc:date>
    <meta:editing-duration>PT7H16M10S</meta:editing-duration>
    <meta:editing-cycles>8</meta:editing-cycles>
    <meta:generator>LibreOffice/24.2.7.2$Linux_X86_64 LibreOffice_project/420$Build-2</meta:generator>
    <meta:document-statistic meta:object-count="25"/>
  </office:meta>
</office:document-meta>
</file>